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38625" officeooo:paragraph-rsid="00238625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5f6b1" officeooo:paragraph-rsid="0025f6b1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7f153" officeooo:paragraph-rsid="0027f153" style:font-weight-asian="bold" style:font-weight-complex="bold"/>
    </style:style>
    <style:style style:name="P7" style:family="paragraph" style:parent-style-name="Standard">
      <style:text-properties fo:language="en" fo:country="US" officeooo:paragraph-rsid="00174679"/>
    </style:style>
    <style:style style:name="P8" style:family="paragraph" style:parent-style-name="Standard">
      <style:text-properties fo:language="en" fo:country="US" officeooo:rsid="002016fa" officeooo:paragraph-rsid="002016fa"/>
    </style:style>
    <style:style style:name="P9" style:family="paragraph" style:parent-style-name="Standard">
      <style:text-properties fo:language="en" fo:country="US" officeooo:rsid="00220373" officeooo:paragraph-rsid="00220373"/>
    </style:style>
    <style:style style:name="P10" style:family="paragraph" style:parent-style-name="Standard">
      <style:text-properties fo:language="en" fo:country="US" fo:font-weight="normal" officeooo:rsid="0024dd0c" officeooo:paragraph-rsid="0024dd0c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paragraph-rsid="001a42f6" style:font-weight-asian="normal" style:font-weight-complex="normal"/>
    </style:style>
    <style:style style:name="P12" style:family="paragraph" style:parent-style-name="Standard">
      <style:text-properties fo:language="en" fo:country="US" officeooo:rsid="0025f6b1" officeooo:paragraph-rsid="0025f6b1"/>
    </style:style>
    <style:style style:name="P13" style:family="paragraph" style:parent-style-name="Standard">
      <style:text-properties fo:language="en" fo:country="US" officeooo:rsid="001a42f6" officeooo:paragraph-rsid="001a42f6"/>
    </style:style>
    <style:style style:name="P14" style:family="paragraph" style:parent-style-name="Standard">
      <style:text-properties fo:language="en" fo:country="US" officeooo:rsid="0027f153" officeooo:paragraph-rsid="0027f153"/>
    </style:style>
    <style:style style:name="P15" style:family="paragraph" style:parent-style-name="Standard">
      <style:text-properties style:font-name="Arial" fo:font-size="12pt" fo:language="en" fo:country="US" fo:font-style="normal" officeooo:rsid="001cf2c2" officeooo:paragraph-rsid="001cf2c2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language="en" fo:country="US" fo:font-weight="bold" officeooo:rsid="001cf2c2" officeooo:paragraph-rsid="001cf2c2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language="en" fo:country="US" style:font-size-asian="12pt" style:font-size-complex="12pt"/>
    </style:style>
    <style:style style:name="P20" style:family="paragraph" style:parent-style-name="Standard">
      <style:text-properties fo:font-size="12pt" fo:language="en" fo:country="US" officeooo:paragraph-rsid="001cf2c2" style:font-size-asian="12pt" style:font-size-complex="12pt"/>
    </style:style>
    <style:style style:name="P21" style:family="paragraph" style:parent-style-name="Standard">
      <style:text-properties fo:font-size="12pt" fo:language="en" fo:country="US" officeooo:rsid="001cf2c2" officeooo:paragraph-rsid="001cf2c2" style:font-size-asian="12pt" style:font-size-complex="12pt"/>
    </style:style>
    <style:style style:name="P22" style:family="paragraph" style:parent-style-name="Standard">
      <style:paragraph-properties fo:break-before="page"/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fo:break-before="page"/>
      <style:text-properties fo:font-size="12pt" fo:language="en" fo:country="US" style:font-size-asian="12pt" style:font-size-complex="12pt"/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-color="#ffff00"/>
      <style:paragraph-properties fo:text-align="center"/>
      <style:text-properties fo:font-size="12pt"/>
    </style:style>
    <style:style style:name="P2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28" style:family="paragraph">
      <loext:graphic-properties draw:fill-color="#ffff00"/>
      <style:paragraph-properties fo:text-align="center"/>
      <style:text-properties fo:font-size="9pt" style:font-size-asian="9pt" style:font-size-complex="9pt"/>
    </style:style>
    <style:style style:name="P29" style:family="paragraph">
      <loext:graphic-properties draw:fill-color="#ffff00"/>
      <style:paragraph-properties fo:text-align="center"/>
      <style:text-properties fo:font-size="11pt" style:font-size-asian="11pt" style:font-size-complex="11pt"/>
    </style:style>
    <style:style style:name="P30" style:family="paragraph">
      <loext:graphic-properties draw:fill-color="#cc9900"/>
      <style:paragraph-properties fo:text-align="center"/>
      <style:text-properties fo:font-size="12pt"/>
    </style:style>
    <style:style style:name="P31" style:family="paragraph">
      <loext:graphic-properties draw:fill-color="#ff3333"/>
      <style:paragraph-properties fo:text-align="center"/>
      <style:text-properties fo:font-size="12pt"/>
    </style:style>
    <style:style style:name="P32" style:family="paragraph">
      <loext:graphic-properties draw:fill-color="#99ffff"/>
      <style:paragraph-properties fo:text-align="center"/>
    </style:style>
    <style:style style:name="P33" style:family="paragraph">
      <loext:graphic-properties draw:fill-color="#99ffff"/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-color="#ff3333"/>
      <style:paragraph-properties fo:text-align="center"/>
    </style:style>
    <style:style style:name="T1" style:family="text">
      <style:text-properties officeooo:rsid="00174679"/>
    </style:style>
    <style:style style:name="T2" style:family="text">
      <style:text-properties officeooo:rsid="0018fad6"/>
    </style:style>
    <style:style style:name="T3" style:family="text">
      <style:text-properties officeooo:rsid="001a42f6"/>
    </style:style>
    <style:style style:name="T4" style:family="text">
      <style:text-properties officeooo:rsid="001cf2c2"/>
    </style:style>
    <style:style style:name="T5" style:family="text">
      <style:text-properties officeooo:rsid="00220373"/>
    </style:style>
    <style:style style:name="T6" style:family="text">
      <style:text-properties officeooo:rsid="00238625"/>
    </style:style>
    <style:style style:name="T7" style:family="text">
      <style:text-properties officeooo:rsid="0025f6b1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00"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color="#000000" draw:fill-color="#ffffff" draw:textarea-horizontal-align="center" draw:textarea-vertical-align="middle" style:run-through="foreground"/>
    </style:style>
    <style:style style:name="gr7" style:family="graphic">
      <style:graphic-properties svg:stroke-color="#ffff00" draw:fill-color="#ffff00" draw:textarea-horizontal-align="center" draw:textarea-vertical-align="middle" style:run-through="foreground"/>
    </style:style>
    <style:style style:name="gr8" style:family="graphic">
      <style:graphic-properties svg:stroke-color="#ffff00" draw:fill-color="#ffff00" draw:textarea-horizontal-align="right" draw:textarea-vertical-align="middle" style:run-through="foreground"/>
    </style:style>
    <style:style style:name="gr9" style:family="graphic">
      <style:graphic-properties svg:stroke-color="#000000" draw:fill-color="#cc9900" draw:textarea-horizontal-align="center" draw:textarea-vertical-align="middle" style:run-through="foreground"/>
    </style:style>
    <style:style style:name="gr10" style:family="graphic">
      <style:graphic-properties draw:fill-color="#ff3333" draw:textarea-horizontal-align="center" draw:textarea-vertical-align="middle" style:run-through="foreground"/>
    </style:style>
    <style:style style:name="gr11" style:family="graphic">
      <style:graphic-properties svg:stroke-color="#000000" draw:fill-color="#99ffff" draw:textarea-horizontal-align="center" draw:textarea-vertical-align="middle" style:run-through="foreground"/>
    </style:style>
    <style:style style:name="gr12" style:family="graphic">
      <style:graphic-properties svg:stroke-color="#99ffff" draw:fill-color="#99ffff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223N <text:s/>Assignment <text:span text:style-name="T2">5</text:span></text:p>
      <text:p text:style-name="P17">Falling Apples</text:p>
      <text:p text:style-name="P19"/>
      <text:p text:style-name="P19"/>
      <text:p text:style-name="P16">Introduction</text:p>
      <text:p text:style-name="P19"/>
      <text:p text:style-name="P20">Think about an apple tree where the apples are ripe for harvesting. <text:s/>If the apples are not picked when ripe they begin to fall to the ground. <text:s/><text:span text:style-name="T4">If an apple falls and hits the ground it is damaged for retail sale. <text:s/>There is a eight year old boy under the tree with a baseball mitt whose job is to catch each apple before it hits the ground.</text:span></text:p>
      <text:p text:style-name="P20"/>
      <text:p text:style-name="P20"/>
      <text:p text:style-name="P18">Your job</text:p>
      <text:p text:style-name="P21"/>
      <text:p text:style-name="P21">Make a C# program that replicates falling apples being caught before they fall on the ground. <text:s/>A suggested user interface looks like the next page.</text:p>
      <text:p text:style-name="P19"/>
      <text:p text:style-name="P19"/>
      <text:p text:style-name="P16">Learning experience</text:p>
      <text:p text:style-name="P19"/>
      <text:p text:style-name="P19">In this assignment you will learn new features of C Sharp such as these.</text:p>
      <text:p text:style-name="P19"/>
      <text:p text:style-name="P15"><text:tab/>How to read the coordinates of the cursor into x and y variable<text:span text:style-name="T5">s</text:span>.</text:p>
      <text:p text:style-name="P19"/>
      <text:p text:style-name="P19"><text:tab/><text:span text:style-name="T5">How to make a random integer generator.</text:span></text:p>
      <text:p text:style-name="P19"/>
      <text:p text:style-name="P19"/>
      <text:p text:style-name="P23"><draw:line text:anchor-type="paragraph" draw:z-index="0" draw:style-name="gr1" draw:text-style-name="P24" svg:x1="6.7764in" svg:y1="0.2945in" svg:x2="6.7764in" svg:y2="1.7465in"><text:p/></draw:line><draw:rect text:anchor-type="paragraph" draw:z-index="1" draw:style-name="gr2" draw:text-style-name="P25" svg:width="0.5106in" svg:height="0.3539in" svg:x="6.5409in" svg:y="1.7457in"><text:p text:style-name="P24"><text:span text:style-name="T8">900</text:span></text:p><text:p text:style-name="P24"><text:span text:style-name="T8">pixe</text:span><text:span text:style-name="T8">ls</text:span></text:p></draw:rect><draw:line text:anchor-type="paragraph" draw:z-index="2" draw:style-name="gr1" draw:text-style-name="P24" svg:x1="6.6193in" svg:y1="0.2945in" svg:x2="6.9331in" svg:y2="0.2945in"><text:p/></draw:line><draw:line text:anchor-type="paragraph" draw:z-index="3" draw:style-name="gr1" draw:text-style-name="P24" svg:x1="6.7764in" svg:y1="2.0996in" svg:x2="6.7764in" svg:y2="4.5717in"><text:p/></draw:line><draw:line text:anchor-type="paragraph" draw:z-index="4" draw:style-name="gr1" draw:text-style-name="P24" svg:x1="6.5409in" svg:y1="4.5709in" svg:x2="7.0118in" svg:y2="4.5709in"><text:p/></draw:line></text:p>
      <text:p text:style-name="P2"><draw:g text:anchor-type="paragraph" draw:z-index="7" draw:style-name="gr3"><draw:rect draw:style-name="gr11" draw:text-style-name="P32" svg:width="6.1606in" svg:height="2.8803in" svg:x="0.3071in" svg:y="0.1028in"><text:p/></draw:rect><draw:rect draw:style-name="gr12" draw:text-style-name="P33" svg:width="5.7697in" svg:height="0.2776in" svg:x="0.5024in" svg:y="0.1457in"><text:p text:style-name="P24"><text:span text:style-name="T11">Fal</text:span><text:span text:style-name="T11">ling </text:span><text:span text:style-name="T11">Ap</text:span><text:span text:style-name="T11">ple</text:span><text:span text:style-name="T11">s </text:span><text:span text:style-name="T11">by </text:span><text:span text:style-name="T11">Jo</text:span><text:span text:style-name="T11">hn </text:span><text:span text:style-name="T11">Mo</text:span><text:span text:style-name="T11">ren</text:span><text:span text:style-name="T11">o</text:span></text:p></draw:rect><draw:ellipse draw:style-name="gr10" draw:text-style-name="P34" svg:width="0.2748in" svg:height="0.2752in" svg:x="4.8937in" svg:y="0.2264in"><text:p/></draw:ellips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6" draw:style-name="gr3"><draw:rect draw:style-name="gr9" draw:text-style-name="P30" svg:width="6.1634in" svg:height="1.3858in" svg:x="0.3071in" svg:y="0.1075in"><text:p/></draw:rect><draw:ellipse draw:style-name="gr10" draw:text-style-name="P31" svg:width="0.2748in" svg:height="0.2752in" svg:x="3.635in" svg:y="0.3039in"><text:p/></draw:ellipse></draw:g></text:p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5" draw:style-name="gr3"><draw:rect draw:style-name="gr4" draw:text-style-name="P26" svg:width="6.1614in" svg:height="1.2567in" svg:x="0.3091in" svg:y="0.1516in"><text:p/></draw:rect><draw:g draw:style-name="gr5"><draw:rect draw:style-name="gr6" draw:text-style-name="P27" svg:width="0.6677in" svg:height="0.3142in" svg:x="0.761in" svg:y="0.4224in"><text:p text:style-name="P24"><text:span text:style-name="T9">Sta</text:span><text:span text:style-name="T9">rt</text:span></text:p></draw:rect><draw:rect draw:style-name="gr6" draw:text-style-name="P27" svg:width="0.6677in" svg:height="0.2752in" svg:x="0.761in" svg:y="0.9327in"><text:p text:style-name="P24"><text:span text:style-name="T9">Cle</text:span><text:span text:style-name="T9">ar</text:span></text:p></draw:rect><draw:rect draw:style-name="gr6" draw:text-style-name="P27" svg:width="0.628in" svg:height="0.3142in" svg:x="1.7457in" svg:y="0.4224in"><text:p text:style-name="P24"><text:span text:style-name="T9">Pa</text:span><text:span text:style-name="T9">use</text:span></text:p></draw:rect><draw:rect draw:style-name="gr6" draw:text-style-name="P27" svg:width="0.6677in" svg:height="0.2752in" svg:x="5.4098in" svg:y="0.9327in"><text:p text:style-name="P24"><text:span text:style-name="T9">Exit</text:span></text:p></draw:rect><draw:rect draw:style-name="gr7" draw:text-style-name="P28" svg:width="0.9421in" svg:height="0.2358in" svg:x="3.7957in" svg:y="0.3043in"><text:p text:style-name="P24"><text:span text:style-name="T9">Ap</text:span><text:span text:style-name="T9">ple</text:span><text:span text:style-name="T9">s </text:span><text:span text:style-name="T9">cau</text:span><text:span text:style-name="T9">ght</text:span></text:p></draw:rect><draw:rect draw:style-name="gr8" draw:text-style-name="P29" svg:width="0.9031in" svg:height="0.1969in" svg:x="3.7957in" svg:y="0.5398in"><text:p text:style-name="P24"><text:span text:style-name="T10">3 <text:s text:c="2"/></text:span></text:p></draw:rect><draw:rect draw:style-name="gr7" draw:text-style-name="P28" svg:width="0.9421in" svg:height="0.2358in" svg:x="4.9382in" svg:y="0.3035in"><text:p text:style-name="P24"><text:span text:style-name="T9">Ap</text:span><text:span text:style-name="T9">ple</text:span><text:span text:style-name="T9">s </text:span><text:span text:style-name="T9">mis</text:span><text:span text:style-name="T9">sed</text:span></text:p></draw:rect><draw:rect draw:style-name="gr8" draw:text-style-name="P29" svg:width="0.9039in" svg:height="0.1976in" svg:x="4.8957in" svg:y="0.5398in"><text:p text:style-name="P24"><text:span text:style-name="T10">1 <text:s text:c="2"/></text:span></text:p></draw:rect><draw:rect draw:style-name="gr7" draw:text-style-name="P28" svg:width="0.9421in" svg:height="0.2358in" svg:x="3.7571in" svg:y="0.8945in"><text:p text:style-name="P24"><text:span text:style-name="T9">Su</text:span><text:span text:style-name="T9">cce</text:span><text:span text:style-name="T9">ss </text:span><text:span text:style-name="T9">rati</text:span><text:span text:style-name="T9">o</text:span></text:p></draw:rect><draw:rect draw:style-name="gr8" draw:text-style-name="P29" svg:width="0.9031in" svg:height="0.1969in" svg:x="3.7957in" svg:y="1.1299in"><text:p text:style-name="P24"><text:span text:style-name="T10">0.7</text:span><text:span text:style-name="T10">5 <text:s text:c="2"/></text:span></text:p></draw:rect></draw:g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scription of the <text:span text:style-name="T6">basic falling apples game</text:span></text:p>
      <text:p text:style-name="P2"/>
      <text:p text:style-name="P2">The red circles represent red apples falling from a tree. <text:s/>The tree is tall and is outside the view of the interface. <text:s/>Each apple has a radius equal to 10 pixels. <text:s/>The apples fall from the tree directly downward to the ground.</text:p>
      <text:p text:style-name="P2"/>
      <text:p text:style-name="P8">The apple tree is in an orchard. <text:s/>The ground is brown dirt. <text:s/>The sky is light blue. <text:s/>In the distant horizon the sky meets the ground. <text:s text:c="2"/>Apples fall from the tree (not seen) at random times. <text:s/>Your job is to catch the apple by clicking the mouse on the red falling apple. <text:s/>If the apple has reached the yellow control panel then it is too late – the apple is damaged. <text:s/>If the apple is in the blue sky area it is too high – you can’t reach it. <text:s/>The only time you can catch the apple is <text:span text:style-name="T5">when it is</text:span> low enough. <text:s/><text:span text:style-name="T5">To catch the apple it must reach or pass the horizon line.</text:span></text:p>
      <text:p text:style-name="P2"/>
      <text:p text:style-name="P9">You “catch” an apple by clicking the cursor on the red ball. <text:s/>That is considered a catch. <text:s/>When an apple has been caught it disappears from view, and of course, the apple caught counter increases by one.</text:p>
      <text:p text:style-name="P2"/>
      <text:p text:style-name="P9"><text:soft-page-break/>Apples fall from the tree at random places. <text:s/>Lets suppose the width of your user interface is 1280 pixels. <text:s/>Then your program picks a random place between 10 and 1270 for the starting place of the apple. <text:s/>[Don’t pick a place close to the edge because the apple may be partially hidden from view.]</text:p>
      <text:p text:style-name="P9"/>
      <text:p text:style-name="P9">You decide the linear speed of the falling apples. <text:s/>Pick a nice speed in the middle: not too slow and not too fast.</text:p>
      <text:p text:style-name="P9"/>
      <text:p text:style-name="P9">After a certain number of fallen apples the game stops. <text:s/>For example, after say 10 apples the game is over. <text:s text:c="2"/>You decide how many apples to allow.</text:p>
      <text:p text:style-name="P9"/>
      <text:p text:style-name="P12">End of description of the basic game.</text:p>
      <text:p text:style-name="P2"/>
      <text:p text:style-name="P2"/>
      <text:p text:style-name="P4">The advanced game</text:p>
      <text:p text:style-name="P3"/>
      <text:p text:style-name="P10">You are invited to enhance the basic game. <text:s/>Here are the ideas.</text:p>
      <text:p text:style-name="P10"/>
      <text:p text:style-name="P10">The wind is blowing. <text:s/>The direction of the wind changes. <text:s/>Therefore, the apples do not fall in a true vertical path. <text:s/>Each apple falls at a slight angle to the earth below.</text:p>
      <text:p text:style-name="P10"/>
      <text:p text:style-name="P10">The apples do not fall one by one. <text:s/>At random times two will fall off of the tree at the same time. <text:s/><text:span text:style-name="T7">Sometimes the next apple will fall before the previous apple reaches the ground. <text:s/></text:span>Now the player has to catch two apples arriving at earth a<text:span text:style-name="T7">t about </text:span>the same time.</text:p>
      <text:p text:style-name="P10"/>
      <text:p text:style-name="P10">As the game progresses the wind speed increases. <text:s text:c="2"/>Therefore, successive apples begin to fall faster than the previous apples.</text:p>
      <text:p text:style-name="P10"/>
      <text:p text:style-name="P10">This game will required a skilled player to catch all 10 apples without missing any.</text:p>
      <text:p text:style-name="P2"/>
      <text:p text:style-name="P12">You pick an advanced option and implement it.</text:p>
      <text:p text:style-name="P12"/>
      <text:p text:style-name="P12">End of description of the advanced game.</text:p>
      <text:p text:style-name="P2"/>
      <text:p text:style-name="P2"/>
      <text:p text:style-name="P2"/>
      <text:p text:style-name="P12"/>
      <text:p text:style-name="P2"/>
      <text:p text:style-name="P2"/>
      <text:p text:style-name="P7"/>
      <text:p text:style-name="P7"/>
      <text:p text:style-name="P7"/>
      <text:p text:style-name="P7"/>
      <text:p text:style-name="P7">This document was created in Libre Office and saved in open source format “.odt”. <text:s/>If you use a Microsoft product to view a document saved in an open source format it is <text:span text:style-name="T3">common to find that </text:span>diagrams will appear distorted. <text:s/>The best solution is to obtain a free copy of Libre Office made for the Windows platform. <text:s text:c="2"/><text:span text:style-name="T1">http://www.libreoffice.org/download/libreoffice-fresh/</text:span></text:p>
      <text:p text:style-name="P22">Sample programs</text:p>
      <text:p text:style-name="P2"/>
      <text:p text:style-name="P12">Look at the class website for a program that shows how to get the coordinates of the pixel where the mouse was clicked.</text:p>
      <text:p text:style-name="P2"/>
      <text:p text:style-name="P2"/>
      <text:p text:style-name="P6">When you are finished</text:p>
      <text:p text:style-name="P14"/>
      <text:p text:style-name="P14">When you have a working copy of the Falling Apple program you send me the source code as in the past. <text:s/>I will run your program and send back an evaluation of your program. <text:s/>It is always good to have feed back about your progress.</text:p>
      <text:p text:style-name="P2"/>
      <text:p text:style-name="P2"/>
      <text:p text:style-name="P5">Normal progress</text:p>
      <text:p text:style-name="P2"/>
      <text:p text:style-name="P12">At the time this “Assignment 5” was posted (October 31) there were 6 remaining weeks of this semester. <text:s/>We’ll divide the time as 3 weeks for Assignment 5 and 3 weeks for Assignment 6. <text:s/>Therefore the due date is 3 weeks from now.</text:p>
      <text:p text:style-name="P12"/>
      <text:p text:style-name="P14">Due November 24, 2018. <text:s/>If you finish the basic apple game by this date you are then “caught up” with homework. <text:s/>We say you are making normal progress.</text:p>
      <text:p text:style-name="P14"/>
      <text:p text:style-name="P14"/>
      <text:p text:style-name="P14">Due date for Assignment 6: <text:s/>December 15 (the weekend before finals week).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8:05:24</meta:creation-date>
    <dc:date>2018-10-31T08:38:53.287319463</dc:date>
    <meta:editing-duration>PT2H38M40S</meta:editing-duration>
    <meta:editing-cycles>23</meta:editing-cycles>
    <meta:generator>LibreOffice/6.0.6.2$Linux_X86_64 LibreOffice_project/00m0$Build-2</meta:generator>
    <meta:print-date>2015-03-16T08:30:07.137210023</meta:print-date>
    <meta:document-statistic meta:table-count="0" meta:image-count="0" meta:object-count="0" meta:page-count="4" meta:paragraph-count="35" meta:word-count="811" meta:character-count="4400" meta:non-whitespace-character-count="3573"/>
  </office:meta>
</office:document-meta>
</file>